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Hebrew Scholar" svg:font-family="'Arial Hebrew Scholar'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:dlig" svg:font-family="'Liberation Serif:dlig'" style:font-family-generic="roman"/>
    <style:font-face style:name="字咍源流明體" svg:font-family="字咍源流明體" style:font-adornments="標準" style:font-pitch="variable"/>
    <style:font-face style:name="字咍源雲明體" svg:font-family="字咍源雲明體" style:font-pitch="variable"/>
    <style:font-face style:name="翩翩體-繁" svg:font-family="翩翩體-繁"/>
    <style:font-face style:name="魏碑-繁" svg:font-family="魏碑-繁"/>
  </office:font-face-decls>
  <office:automatic-styles>
    <style:style style:name="P1" style:family="paragraph" style:parent-style-name="Text_20_body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《禮記．大學》</text:p>
      <text:p text:style-name="Text_20_body"/>
      <text:p text:style-name="Text_20_body">大學之道，在明明德，在親民，在止於至善。知止而後有定，定而後能靜，靜而後能安，安而後能慮，慮而後能得。物有本末，事有終始，知所先後，則近道矣。古之欲明明德於天下者，先治其國；欲治其國者，先齊其家；欲齊其家者，先脩其身；欲脩其身者，<text:soft-page-break/>先正其心；欲正其心者，先誠其意；欲誠其意者，先致其知，致知在格物。物格而後知至，知至而後意誠，意誠而後心正，心正而後身脩，身脩而後家齊，家齊而後國治，國治而後天下平。自天子以至於庶人，壹是皆以脩身爲本。其本亂而末治者否矣，其所厚者薄，而其所薄者厚，未之有也！此謂知本，此謂知<text:soft-page-break/>之至也。</text:p>
      <text:p text:style-name="Text_20_body"/>
      <text:p text:style-name="Text_20_body">所謂誠其意者，毋自欺也，如惡惡臭，如好好色，此之謂自謙，故君子必慎其獨也！小人閒居爲不善，無所不至，見君子而後厭然，揜其不善，而著其善。人之視己，如見其肺肝然，則何益矣！此謂誠於中，形於外，故君子必慎其獨也。曾子曰：「十目<text:soft-page-break/>所視，十手所指，其嚴乎！」富潤屋，德潤身，心廣體胖，故君子必誠其意。</text:p>
      <text:p text:style-name="Text_20_body"/>
      <text:p text:style-name="Text_20_body">《詩》云：「瞻彼淇澳，菉竹猗猗。有斐君子，如切如磋，如琢如磨。瑟兮僩兮，赫兮喧兮。有斐君子，終不可諠兮！」「如切如磋」者，道學也；「如琢如磨」者，自脩也；「瑟兮僩兮」者，恂慄也；<text:soft-page-break/>「赫兮喧兮」者，威儀也；「有斐君子，終不可諠兮」者，道盛德至善，民之不能忘也。《詩》云：「於戲前王不忘！」君子賢其賢而親其親，小人樂其樂而利其利，此以沒世不忘也。</text:p>
      <text:p text:style-name="Text_20_body"/>
      <text:p text:style-name="Text_20_body">《康誥》曰：「克明德。」《太甲》曰：「顧諟天之明命。」《帝典》曰：「克明峻德。」皆自明也。</text:p>
      <text:p text:style-name="Text_20_body"><text:soft-page-break/></text:p>
      <text:p text:style-name="Text_20_body">湯之盤銘曰：「茍日新，日日新，又日新。」《康誥》曰：「作新民。」《詩》曰：「周雖舊邦，其命惟新。」是故君子無所不用其極。</text:p>
      <text:p text:style-name="Text_20_body"/>
      <text:p text:style-name="Text_20_body">《詩》云：「邦畿千里，惟民所止。」《詩》云：「緡蠻黃鳥，止於丘隅。」子曰：「於止，知其所止，可以人而不如<text:soft-page-break/>鳥乎？」《詩》云：「穆穆文王，於緝熙敬止！」爲人君，止於仁；爲人臣，止於敬；爲人子，止於孝；爲人父，止於慈；與國人交，止於信。</text:p>
      <text:p text:style-name="Text_20_body"/>
      <text:p text:style-name="Text_20_body">子曰：「聽訟，吾猶人也，必也使無訟乎！」無情者不得盡其辭，大畏民志。此謂知本。</text:p>
      <text:p text:style-name="Text_20_body"/>
      <text:p text:style-name="Text_20_body"><text:soft-page-break/>所謂脩身在正其心者，身有所忿懥，則不得其正；有所恐懼，則不得其正；有所好樂，則不得其正；有所憂患，則不得其正。心不在焉，視而不見，聽而不聞，食而不知其味。此謂脩身在正其心。</text:p>
      <text:p text:style-name="Text_20_body"/>
      <text:p text:style-name="Text_20_body">所謂齊其家在脩其身者，人之其所親愛而辟焉，之其所賤惡而辟焉，之<text:soft-page-break/>其所畏敬而辟焉，之其所哀矜而辟焉，之其所敖惰而辟焉。故好而知其惡，惡而知其美者，天下鮮矣！故諺有之曰：「人莫知其子之惡，莫知其苗之碩。」此謂身不脩不可以齊其家。</text:p>
      <text:p text:style-name="Text_20_body"/>
      <text:p text:style-name="Text_20_body">所謂治國必先齊其家者，其家不可教而能教人者，無之。故君子不出家而成教於國：孝者，所以<text:soft-page-break/>事君也；弟者，所以事長也；慈者，所以使眾也。《康誥》曰：「如保赤子」，心誠求之，雖不中不遠矣。未有學養子而後嫁者也！一家仁，一國興仁；一家讓，一國興讓；一人貪戾，一國作亂。其機如此。此謂一言僨事，一人定國。堯、舜率天下以仁，而民從之；桀、紂率天下以暴，而民從之。其所<text:soft-page-break/>令反其所好，而民不從。是故君子有諸己而後求諸人，無諸己而後非諸人。所藏乎身不恕，而能喻諸人者，未之有也。故治國在齊其家。《詩》云：「桃之夭夭，其葉蓁蓁；之子于歸，宜其家人。」宜其家人，而後可以教國人。《詩》云：「宜兄宜弟。」宜兄宜弟，而後可以教國人。《詩》云：「其儀不忒，正是<text:soft-page-break/>四國。」其爲父子兄弟足法，而後民法之也。此謂治國在齊其家。</text:p>
      <text:p text:style-name="Text_20_body"/>
      <text:p text:style-name="Text_20_body">所謂平天下在治其國者，上老老而民興孝，上長長而民興弟，上恤孤而民不倍，是以君子有絜矩之道也。所惡於上，毋以使下；所惡於下，毋以事上；所惡於前，毋以先後；所惡於後，毋以從前；所惡於右，<text:soft-page-break/>毋以交於左；所惡於左，毋以交於右。此之謂絜矩之道。《詩》云：「樂只君子，民之父母。」民之所好好之，民之所惡惡之，此之謂民之父母。《詩》云：「節彼南山，維石巖巖。赫赫師尹，民具爾瞻。」有國者不可以不慎，辟則爲天下戮矣。《詩》云：「殷之未喪師，克配上帝。儀監於殷，峻命不<text:soft-page-break/>易。」道得眾則得國，失眾則失國。是故君子先慎乎德。有德此有人，有人此有土，有土此有財，有財此有用。德者本也，財者末也，外本內末，爭民施奪。是故財聚則民散，財散則民聚。是故言悖而出者，亦悖而入；貨悖而入者，亦悖而出。《康誥》曰：「惟命不於常！」道善則得之，不善則失之矣。<text:soft-page-break/>楚書曰：「楚國無以爲寶，惟善以爲寶。」舅犯曰：「亡人無以爲寶，仁親以爲寶。」《秦誓》曰：「若有一介臣，斷斷兮無他技，其心休休焉，其如有容焉。人之有技，若己有之；人之彥聖，其心好之，不啻若自其口出。實能容之，以能保我子孫黎民，尚亦有利哉！人之有技，媢嫉以惡之；人之彥聖，而<text:soft-page-break/>違之俾不通。實不能容，以不能保我子孫黎民，亦曰殆哉！」唯仁人放流之，迸諸四夷，不與同中國，此謂唯仁人爲能愛人，能惡人。見賢而不能舉，舉而不能先，命也；見不善而不能退，退而不能遠，過也。好人之所惡，惡人之所好，是謂拂人之性，菑必逮夫身。是故君子有大道，必忠信以得之，驕泰以<text:soft-page-break/>失之。生財有大道。生之者眾，食之者寡，爲之者疾，用之者舒，則財恆足矣。仁者以財發身，不仁者以身發財。未有上好仁而下不好義者也，未有好義其事不終者也，未有府庫財非其財者也。孟獻子曰：「畜馬乘，不察於雞豚；伐冰之家，不畜牛羊；百乘之家，不畜聚斂之臣。與其有聚斂之臣，<text:soft-page-break/>寧有盜臣。」此謂國不以利爲利，以義爲利也。長國家而務財用者，必自小人矣。彼爲善之，小人之使爲國家，菑害竝至。雖有善者，亦無如之何矣！此謂國不以利爲利，以義爲利也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Hebrew Scholar" svg:font-family="'Arial Hebrew Scholar'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:dlig" svg:font-family="'Liberation Serif:dlig'" style:font-family-generic="roman"/>
    <style:font-face style:name="字咍源流明體" svg:font-family="字咍源流明體" style:font-adornments="標準" style:font-pitch="variable"/>
    <style:font-face style:name="字咍源雲明體" svg:font-family="字咍源雲明體" style:font-pitch="variable"/>
    <style:font-face style:name="翩翩體-繁" svg:font-family="翩翩體-繁"/>
    <style:font-face style:name="魏碑-繁" svg:font-family="魏碑-繁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:dlig" fo:font-size="12pt" fo:language="en" fo:country="US" style:letter-kerning="true" style:font-name-asian="翩翩體-繁" style:font-size-asian="10.5pt" style:language-asian="zh" style:country-asian="TW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:dlig" fo:font-size="12pt" fo:language="en" fo:country="US" style:letter-kerning="true" style:font-name-asian="翩翩體-繁" style:font-size-asian="10.5pt" style:language-asian="zh" style:country-asian="TW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32pt" style:font-name-asian="字咍源流明體" style:font-family-asian="字咍源流明體" style:font-style-name-asian="標準" style:font-pitch-asian="variable" style:font-size-asian="32pt"/>
    </style:style>
    <style:style style:name="Heading" style:family="paragraph" style:parent-style-name="Standard" style:next-style-name="Text_20_body" style:class="text">
      <style:paragraph-properties fo:margin-top="0.42cm" fo:margin-bottom="0.801cm" style:contextual-spacing="false" fo:text-align="center" style:justify-single-word="false" fo:keep-with-next="always">
        <style:tab-stops/>
      </style:paragraph-properties>
      <style:text-properties style:font-name="Liberation Sans" fo:font-family="'Liberation Sans'" style:font-family-generic="swiss" style:font-pitch="variable" fo:font-size="32pt" style:font-name-asian="字咍源流明體" style:font-family-asian="字咍源流明體" style:font-style-name-asian="標準" style:font-pitch-asian="variable" style:font-size-asian="32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orphans="0" fo:widows="0" style:page-number="auto"/>
      <style:text-properties fo:font-size="32pt" style:font-name-asian="字咍源雲明體" style:font-family-asian="字咍源雲明體" style:font-pitch-asian="variable" style:font-size-asian="32pt"/>
    </style:style>
    <style:style style:name="List" style:family="paragraph" style:parent-style-name="Text_20_body" style:class="list">
      <style:text-properties style:font-name="Arial Hebrew Scholar" fo:font-family="'Arial Hebrew Scholar'" style:font-name-asian="魏碑-繁" style:font-family-asian="魏碑-繁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:dlig" fo:font-family="'Liberation Serif:dlig'" style:font-family-generic="roman" fo:font-size="12pt" fo:font-style="italic" style:font-name-asian="翩翩體-繁" style:font-family-asian="翩翩體-繁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:dlig" fo:font-family="'Liberation Serif:dlig'" style:font-family-generic="roman" style:font-name-asian="翩翩體-繁" style:font-family-asian="翩翩體-繁"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8:22.272864601</meta:creation-date>
    <dc:date>2023-09-25T08:37:26.255178433</dc:date>
    <meta:editing-duration>PT1H37M29S</meta:editing-duration>
    <meta:editing-cycles>9</meta:editing-cycles>
    <meta:generator>LibreOffice/7.5.6.2$MacOSX_X86_64 LibreOffice_project/f654817fb68d6d4600d7d2f6b647e47729f55f15</meta:generator>
    <meta:print-date>2023-09-17T20:32:21.731045581</meta:print-date>
    <meta:document-statistic meta:table-count="0" meta:image-count="0" meta:object-count="0" meta:page-count="18" meta:paragraph-count="12" meta:word-count="2216" meta:character-count="2216" meta:non-whitespace-character-count="2216"/>
  </office:meta>
</office:document-meta>
</file>